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_20_indent">
      <style:text-properties officeooo:paragraph-rsid="002b6bc3"/>
    </style:style>
    <style:style style:name="P4" style:family="paragraph" style:parent-style-name="Text_20_body">
      <style:text-properties officeooo:rsid="001e1c11" officeooo:paragraph-rsid="001e1c11"/>
    </style:style>
    <style:style style:name="P5" style:family="paragraph" style:parent-style-name="Text_20_body">
      <style:text-properties officeooo:rsid="002a6b75" officeooo:paragraph-rsid="002a6b75"/>
    </style:style>
    <style:style style:name="P6" style:family="paragraph" style:parent-style-name="Text_20_body">
      <style:text-properties officeooo:paragraph-rsid="00352fbc"/>
    </style:style>
    <style:style style:name="P7" style:family="paragraph" style:parent-style-name="Text_20_body">
      <style:text-properties officeooo:paragraph-rsid="00384308"/>
    </style:style>
    <style:style style:name="P8" style:family="paragraph" style:parent-style-name="Text_20_body">
      <style:text-properties officeooo:paragraph-rsid="003a26b8"/>
    </style:style>
    <style:style style:name="P9" style:family="paragraph" style:parent-style-name="Text_20_body">
      <style:text-properties officeooo:paragraph-rsid="003ba99e"/>
    </style:style>
    <style:style style:name="P10" style:family="paragraph" style:parent-style-name="Text_20_body">
      <style:text-properties officeooo:paragraph-rsid="003bf6a7"/>
    </style:style>
    <style:style style:name="P11" style:family="paragraph" style:parent-style-name="Heading_20_3">
      <style:text-properties officeooo:rsid="0028f7db" officeooo:paragraph-rsid="0028f7db"/>
    </style:style>
    <style:style style:name="P12" style:family="paragraph" style:parent-style-name="Heading_20_2">
      <style:text-properties officeooo:paragraph-rsid="0024af24"/>
    </style:style>
    <style:style style:name="P13" style:family="paragraph" style:parent-style-name="Heading_20_2">
      <style:text-properties officeooo:rsid="0024af24" officeooo:paragraph-rsid="0024af24"/>
    </style:style>
    <style:style style:name="P14" style:family="paragraph" style:parent-style-name="Heading_20_2">
      <style:text-properties officeooo:rsid="0026a7f2" officeooo:paragraph-rsid="0026a7f2"/>
    </style:style>
    <style:style style:name="P15" style:family="paragraph" style:parent-style-name="Heading_20_2">
      <style:text-properties officeooo:rsid="0028a5d4" officeooo:paragraph-rsid="0028a5d4"/>
    </style:style>
    <style:style style:name="P16" style:family="paragraph" style:parent-style-name="Heading_20_1" style:master-page-name="Halaman_20_Bab">
      <style:paragraph-properties style:page-number="1"/>
      <style:text-properties officeooo:rsid="00232a23"/>
    </style:style>
    <style:style style:name="P17" style:family="paragraph" style:parent-style-name="Heading_20_1" style:master-page-name="Halaman_20_Bab">
      <style:paragraph-properties style:page-number="auto"/>
    </style:style>
    <style:style style:name="P18" style:family="paragraph" style:parent-style-name="Text_20_body_20_indent">
      <style:text-properties officeooo:rsid="001e1c11" officeooo:paragraph-rsid="001e1c11"/>
    </style:style>
    <style:style style:name="P19" style:family="paragraph" style:parent-style-name="Text_20_body_20_indent">
      <style:text-properties officeooo:rsid="001e773f" officeooo:paragraph-rsid="001e773f"/>
    </style:style>
    <style:style style:name="P20" style:family="paragraph" style:parent-style-name="Text_20_body_20_indent">
      <style:text-properties officeooo:rsid="001f8924" officeooo:paragraph-rsid="001f8924"/>
    </style:style>
    <style:style style:name="P21" style:family="paragraph" style:parent-style-name="Text_20_body_20_indent">
      <style:text-properties officeooo:rsid="002b6bc3" officeooo:paragraph-rsid="002b6bc3"/>
    </style:style>
    <style:style style:name="P22" style:family="paragraph" style:parent-style-name="Text_20_body_20_indent">
      <style:text-properties officeooo:rsid="002b6bc3" officeooo:paragraph-rsid="002ef5a9"/>
    </style:style>
    <style:style style:name="P23" style:family="paragraph" style:parent-style-name="Text_20_body_20_indent">
      <style:text-properties officeooo:rsid="002b6bc3" officeooo:paragraph-rsid="00304060"/>
    </style:style>
    <style:style style:name="P24" style:family="paragraph" style:parent-style-name="Text_20_body_20_indent">
      <style:text-properties officeooo:rsid="002b6bc3" officeooo:paragraph-rsid="00316651"/>
    </style:style>
    <style:style style:name="P25" style:family="paragraph" style:parent-style-name="Text_20_body_20_indent">
      <style:text-properties officeooo:rsid="002b6bc3" officeooo:paragraph-rsid="00317709"/>
    </style:style>
    <style:style style:name="P26" style:family="paragraph" style:parent-style-name="Text_20_body_20_indent">
      <style:text-properties officeooo:rsid="002b6bc3" officeooo:paragraph-rsid="00332cc0"/>
    </style:style>
    <style:style style:name="P27" style:family="paragraph" style:parent-style-name="Text_20_body_20_indent">
      <style:text-properties officeooo:rsid="002b6bc3" officeooo:paragraph-rsid="00347712"/>
    </style:style>
    <style:style style:name="P28" style:family="paragraph" style:parent-style-name="Text_20_body_20_indent" style:list-style-name="List_20_1">
      <style:text-properties officeooo:paragraph-rsid="00352fbc"/>
    </style:style>
    <style:style style:name="P29" style:family="paragraph" style:parent-style-name="Text_20_body_20_indent" style:list-style-name="List_20_1">
      <style:text-properties officeooo:paragraph-rsid="003d75ae"/>
    </style:style>
    <style:style style:name="P30" style:family="paragraph" style:parent-style-name="Text_20_body_20_indent" style:master-page-name="">
      <style:paragraph-properties fo:margin-left="0cm" fo:margin-right="0cm" fo:text-indent="0cm" style:auto-text-indent="false" style:page-number="auto" fo:break-before="auto" fo:break-after="auto"/>
      <style:text-properties officeooo:rsid="001f8924" officeooo:paragraph-rsid="001f8924"/>
    </style:style>
    <style:style style:name="P31" style:family="paragraph" style:parent-style-name="Text_20_body_20_indent" style:master-page-name="Halaman_20_Bagian_20_Awal">
      <style:paragraph-properties fo:margin-left="0cm" fo:margin-right="0cm" fo:text-indent="0cm" style:auto-text-indent="false" style:page-number="1"/>
      <style:text-properties officeooo:rsid="001f8924" officeooo:paragraph-rsid="001f8924"/>
    </style:style>
    <style:style style:name="P32" style:family="paragraph" style:parent-style-name="Text_20_body_20_indent">
      <style:paragraph-properties fo:margin-left="0cm" fo:margin-right="0cm" fo:text-indent="0cm" style:auto-text-indent="false"/>
      <style:text-properties officeooo:rsid="001f8924" officeooo:paragraph-rsid="001f8924"/>
    </style:style>
    <style:style style:name="P33" style:family="paragraph" style:parent-style-name="Text_20_body_20_indent">
      <style:paragraph-properties fo:break-before="page"/>
      <style:text-properties officeooo:rsid="00202e31" officeooo:paragraph-rsid="00202e31"/>
    </style:style>
    <style:style style:name="P34" style:family="paragraph" style:parent-style-name="Title" style:master-page-name="Halaman_20_Sampul">
      <style:paragraph-properties style:page-number="auto"/>
      <style:text-properties officeooo:rsid="0019401b" officeooo:paragraph-rsid="0019401b"/>
    </style:style>
    <style:style style:name="P35" style:family="paragraph" style:parent-style-name="Title">
      <style:text-properties officeooo:rsid="001b35fc"/>
    </style:style>
    <style:style style:name="P36" style:family="paragraph" style:parent-style-name="Subtitle">
      <style:text-properties officeooo:rsid="001b35fc" officeooo:paragraph-rsid="001b35fc"/>
    </style:style>
    <style:style style:name="T1" style:family="text">
      <style:text-properties officeooo:rsid="0024af24"/>
    </style:style>
    <style:style style:name="T2" style:family="text">
      <style:text-properties officeooo:rsid="0026a7f2"/>
    </style:style>
    <style:style style:name="T3" style:family="text">
      <style:text-properties officeooo:rsid="002b6bc3"/>
    </style:style>
    <style:style style:name="T4" style:family="text">
      <style:text-properties officeooo:rsid="002d5312"/>
    </style:style>
    <style:style style:name="T5" style:family="text">
      <style:text-properties officeooo:rsid="002ef5a9"/>
    </style:style>
    <style:style style:name="T6" style:family="text">
      <style:text-properties officeooo:rsid="00304060"/>
    </style:style>
    <style:style style:name="T7" style:family="text">
      <style:text-properties officeooo:rsid="00316651"/>
    </style:style>
    <style:style style:name="T8" style:family="text">
      <style:text-properties officeooo:rsid="00317709"/>
    </style:style>
    <style:style style:name="T9" style:family="text">
      <style:text-properties officeooo:rsid="00332cc0"/>
    </style:style>
    <style:style style:name="T10" style:family="text">
      <style:text-properties officeooo:rsid="003421f9"/>
    </style:style>
    <style:style style:name="T11" style:family="text">
      <style:text-properties officeooo:rsid="00347712"/>
    </style:style>
    <style:style style:name="T12" style:family="text">
      <style:text-properties officeooo:rsid="00352fbc"/>
    </style:style>
    <style:style style:name="T13" style:family="text">
      <style:text-properties officeooo:rsid="00369fea"/>
    </style:style>
    <style:style style:name="T14" style:family="text">
      <style:text-properties officeooo:rsid="00384308"/>
    </style:style>
    <style:style style:name="T15" style:family="text">
      <style:text-properties officeooo:rsid="003a26b8"/>
    </style:style>
    <style:style style:name="T16" style:family="text">
      <style:text-properties officeooo:rsid="003ba99e"/>
    </style:style>
    <style:style style:name="T17" style:family="text">
      <style:text-properties officeooo:rsid="003bf6a7"/>
    </style:style>
    <style:style style:name="T18" style:family="text">
      <style:text-properties officeooo:rsid="003d75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Kemampuan siswa kelas X SMA dalam memecahkan masalah program linier</text:p>
      <text:p text:style-name="P35">skripsi</text:p>
      <text:p text:style-name="P36">Diajukan kepada Jurusan Pendidikan Matematika<text:line-break/>Faktultas Matematika dan Ilmu Pengetahuan Alam Universitas Negeri Yogyakarta<text:line-break/>Untuk Memenuhi Sebagian Persyaratan <text:line-break/>Guna Memperoleh Gelar Sarjana Pendidikan</text:p>
      <text:p text:style-name="P4">Oleh:</text:p>
      <text:p text:style-name="P18">Muhamad Abdul Rosid</text:p>
      <text:p text:style-name="P18">NIM. 07301241053</text:p>
      <text:p text:style-name="P19">program studi pendidikan matematika</text:p>
      <text:p text:style-name="P19">jurusan pendidikan matematika </text:p>
      <text:p text:style-name="P19">fakultas matematika dan ilmu pengetahuan alam</text:p>
      <text:p text:style-name="P19">universitas negeri yogyakarta</text:p>
      <text:p text:style-name="P19">2013</text:p>
      <text:p text:style-name="P30"/>
      <text:p text:style-name="P31">halaman judul</text:p>
      <text:p text:style-name="P20"/>
      <text:p text:style-name="P20"/>
      <text:p text:style-name="P20"/>
      <text:p text:style-name="P20"/>
      <text:p text:style-name="P20"/>
      <text:p text:style-name="P20"/>
      <text:p text:style-name="P20"/>
      <text:p text:style-name="P20"/>
      <text:p text:style-name="P32"/>
      <text:p text:style-name="P20"/>
      <text:p text:style-name="P20"/>
      <text:p text:style-name="P20"/>
      <text:p text:style-name="P33">Halaman Pengesahan</text:p>
      <text:h text:style-name="P16" text:outline-level="1"><text:line-break/>pendahuluan</text:h>
      <text:h text:style-name="P13" text:outline-level="2">Latar Belakang Masalah</text:h>
      <text:p text:style-name="P5">Mata pelajaran matematika mulai diajarkan pada jenjang pendidikan dasar dan menengah. Pembelajaran matematika ini bertujuan agar peserta didik mampu menggunakan dan menerapkan matematika dalam memecahkan masalah di kehidupan sehari-hari, bekal mempelajari matematika lebih lanjut dan bekal mempelajari ilmu pengetahuan yang lain (Wardhani, 2008). Salah satu tujuan pembelajaran matematika di tingkat pendidikan dasar dan menengah menurut Standar Isi Mata Pelajaran Matemaika (Depdiknas, 2006) adalah memecahkan masalah yang meliputi kemampuan memahami masalah, merancang model matematika, menyelesaikan model dan menafsirkan solusi yang diperoleh. Untuk mencapai tujuan tersebut, diperlukan kemampuan pemecahan masalah.</text:p>
      <text:p text:style-name="P3"><text:span text:style-name="T3">Pemecahan masalah merupakan suatu proses yang digunakan untuk memecahkan masalah (Widjayanti, 2009). Banak ahli yang mengatakan betapa pentingnya kemampuan memecahkan masalah bagi perserta didik. Menurut Bell (Widjayanti, 2009), hasil-hasil penelitian menunjukkan bahwa strategi-strategi pemecahan masalah yang umumnya dipelajari dalam pelajaran matematika, dalam hal-hal tertentu, dapat ditransfer dan diaplikasikan dalam situasi pemecahan masalah yang lain. Penyelesaian masalah secara sistematis dapat membantu para siswa meningkatkan daya analitis mereka dan dapat menolong mereka dalam </text:span><text:soft-page-break/><text:span text:style-name="T3">menerapkan daya tersebut pada bermacam</text:span><text:span text:style-name="T4">-</text:span><text:span text:style-name="T3">macam situasi.</text:span></text:p>
      <text:p text:style-name="P21">Johnson dan Rising (Usman, 2007) menyebutkan beberapa alasan pentingnya kemampuan pemecahan masalah dalam pembelajaran matematika, yaitu (1) pemecahan masalah adalah suatu proses untuk belajar konsep baru, (2) pemecahan masalah adalah salah satu cara yang paling tepat untuk mempraktikkan kemampuan komputasional, (3) melalui pemecahan masalah siswa belajar mentransfer konsep dan ketrampilan yang dimiliki ke dalam situasi baru, (4) pemecahan masalah dapat merangsang rasa keingintahuan intelektual, dan (5) melalui pemecahan masalah diperoleh pengetahuan baru.</text:p>
      <text:p text:style-name="P22"><text:span text:style-name="T5">Pentingnya kemampuan memecahkan masalah matematika juga ditegaskan oleh Branca( Firdaus, 2009). Alasan yang dikemukakan oleh Branca tersebut antara lain, (1) kemampuan pemecahan masalah merupakan tujuan umum pembelajaran matematika, (2) penyelesaian masalah yang meliputi metode, prosedur dan strategi merupakan proses inti dan utama dalam pembelajaran matematika, serta (3) penyelesaian masalah merupakan kemampuan dasar dalam belajar matematika.</text:span></text:p>
      <text:p text:style-name="P22"><text:span text:style-name="T5">NCTM (National Council of Teachers of Mathematics), seperti dikutip Widjayanti (2009), menyebutkan bahwa memecahkan masalah bukan saja sasaran belajar matematika, tetapi sekaligus merupakan alat utama untuk melakukan belajar itu. Oleh karena itu, kemampuan pemecahan masalah menjadi fokus pembelajaran matematika di semua jenjang, dari sekolah dasar hingga perguruan tinggi. Dengan mempelajari pemecahan masalah di dalam matematika, para siswa akan mendapatkan cara-cara berpikir, kebiasaan tekun, dan keingintahuan, serta </text:span><text:soft-page-break/><text:span text:style-name="T5">kepercayaan diri di dalam situasi-situasi yang tidak biasa, sebagaimana situasi yang akan mereka hadapi di luar ruang kelas matematika. Di kehidupan sehari-hari dan di dunia kerja, menjadi seorang pemecah masalah yang baik bisa membawa manfaat-manfaat besar.</text:span></text:p>
      <text:p text:style-name="P23"><text:span text:style-name="T6">Troutman (Budhayanti dkk, 2008) mengklasifikasikan pemecahan masalah menjadi dua jenis. Jenis pertama adalah pemecahan masalah yang merupakan masalah rutin. Pemecahan masalah jenis ini menggunakan prosedur standar yang telah diketahui di dalam matematika. Pemecahan masalah jenis kedua adalah masalah non rutin, yaitu situasi masalah yang tidak biasa dan tidak ada standar yang pasti untuk menyelesaikannya. Penyelesaian masalah yang demikian memerlukan prosedur yang harus diciptakan sendiri. Untuk menyelesaikannya perlu diketahui informasi yang ada, dipilih strategi yang efisien dan menggunakan strategi tersebut untuk menyelesaikannya.</text:span></text:p>
      <text:p text:style-name="P24"><text:span text:style-name="T7">Kemampuan siswa dalam pemecahan masalah dipengaruhi oleh pengalam siswa dalam melakukan pemecahan masalah. Suatu masalah non rutin bagian sebagian siswa bisa jadi hanya merupakan masalah yang rutin bagi sebagian siswa yang lain yang sudah mengetahui pemecahannya. Di samping pengalaman, kemampuan siswa dalam memecahkan masalah juga dipengaruhi oleh kreatifitas siswa. Siswa yang kreatif akan memilih dan memilah strategi yang tepat dalam memecahkan masalah.</text:span></text:p>
      <text:p text:style-name="P25"><text:span text:style-name="T8">Matematika memiliki objek kajian yang bersifat abstrak. Objek kajian matematika meliputi fakta, konsep, relasi dan prinsip. Fakta merupakan pemufakatan atau konvensi dalam matematika yang diungkapkan dalam simbol </text:span><text:soft-page-break/><text:span text:style-name="T8">tertentu. Konsep adalah ide abstrak yang dapat digunakan untuk menggolongkan atau mengkategorikan suatu objek tertentu merupakan konsep atau tidak. Relasi merupakan hubungan dua atau lebih elemen. Prinsip adalah objek matematika yang komplek, yang merupakan gabungan dari fakta, konsep dan relasi.</text:span></text:p>
      <text:p text:style-name="P26"><text:span text:style-name="T9">Salah satu konsep matematika yang memerlukan penguasaan pemecahan masalah adalah program linier. Hal ini termuat dalam standar isi mata pelajaran matematika kelas X SMK, yaitu pada standar kompetensi menyelesaikan masalah program linier, Standar kompetensi ini diperinci lagi menjadi beberapa kompetensi dasar, yaitu (1) membuat grafik himpunan penyelesaian sistem pertidaksamaan linier, (2) menentukan model matematika dari soal cerita (kalimat verbal), (3) menentukan nilai optimum dari sistem pertidaksamaan linier, dan (4) menerapkan garis selidik. </text:span><text:span text:style-name="T10">Di samping itu, konsep program linier ini penting dikuasai karena merupakan salah satu materi yang diujikan dalam ujian nasional. Konsep program linier ini juga banyak diterapkan dalam kehidupan sehari-hari, khususnya dalam bidang teknik, sehingga konsep ini akan sangat berguna bagi siswa SMK.</text:span></text:p>
      <text:p text:style-name="P27"><text:span text:style-name="T11">Berdasarkan uraian tersebut di atas, penulis tertarik untuk melakukan penelitian dengan judul “Kemampuan Siswa Kelas X SMK dalam Menyelesaikan Masalah Program Linier”. Penelitian ini diharapan dapat memberikan deskripsi mengenai kemampuan siswa kelas X SMK dalam menyelesaikan masalah program linier.</text:span></text:p>
      <text:h text:style-name="P13" text:outline-level="2"><text:soft-page-break/>Identifikasi Masalah</text:h>
      <text:p text:style-name="P6"><text:span text:style-name="T12">Berdasarkan latar belakang masalah yang telah diuraikan di atas, dapat diidentifikasi beberapa masalah sebagai berikut,</text:span></text:p>
      <text:list xml:id="list839878950331300148" text:style-name="List_20_1">
        <text:list-item>
          <text:p text:style-name="P28"><text:span text:style-name="T12">objek kajian matematika yang bersifat abstrak dapat menimbulkan masalah tersendiri bagi siswa dalam mempelajari matematika</text:span></text:p>
        </text:list-item>
        <text:list-item>
          <text:p text:style-name="P28"><text:span text:style-name="T12">terdapat berbagai strategi yang dapat digunakan dalam pemecahan masalah matematika</text:span></text:p>
        </text:list-item>
        <text:list-item>
          <text:p text:style-name="P28"><text:span text:style-name="T12">kemampuan pemecaha</text:span><text:span text:style-name="T13">n</text:span><text:span text:style-name="T12"> masalah merupakan salah satu kemampuan dasar yang harus dimiliki siswa SMK</text:span></text:p>
        </text:list-item>
        <text:list-item>
          <text:p text:style-name="P28"><text:span text:style-name="T12">program linier merupakan salah satu konsep matematika yang memerlukan kemampuan pemecahan masalah</text:span></text:p>
        </text:list-item>
      </text:list>
      <text:h text:style-name="P12" text:outline-level="2"><text:span text:style-name="T1">Batasan Masalah</text:span></text:h>
      <text:p text:style-name="P7"><text:span text:style-name="T14">Dari latar belakang masalah dan identifikasi masalah tersebut di atas, penulis membatasi permasalahn pada kemampuan siswa kelas X SMK dalam memecahkan masalah program linier</text:span></text:p>
      <text:h text:style-name="P13" text:outline-level="2">Rumusan Masalah</text:h>
      <text:p text:style-name="P8"><text:span text:style-name="T15">Berdasarkan latar belakang masalah, identifikasi masalah dan pembatasan </text:span><text:soft-page-break/><text:span text:style-name="T15">masalah yang telah diuraikan di atas, maka masalah yang akan dibahas dalam penelitian ini adalah “Bagaimana kemampuan siswa kelas X SMK dalam memecahkan masalah program linier?”</text:span></text:p>
      <text:h text:style-name="P13" text:outline-level="2">Tujuan Penelitian</text:h>
      <text:p text:style-name="P9"><text:span text:style-name="T16">Penelitian ini bertujuan untuk memberikan deskripsi mengenai kemampuan siswa kelas SMK dalam memecahkan masalah program linier.</text:span></text:p>
      <text:h text:style-name="P13" text:outline-level="2">Manfaat Penelitian</text:h>
      <text:p text:style-name="P10"><text:span text:style-name="T17">Penelitian ini diharapkan dapat bermanfaat bagi peneliti maupun bagi guru kelas X SMK,</text:span></text:p>
      <text:list xml:id="list907451581" text:continue-list="list839878950331300148" text:style-name="List_20_1">
        <text:list-item text:start-value="1">
          <text:p text:style-name="P29"><text:span text:style-name="T18">bagi peneliti, dapat memberikan wawasan mengenai kemampuan siswa kelas X SMK dalam memecahan masalah program linier</text:span></text:p>
        </text:list-item>
        <text:list-item>
          <text:p text:style-name="P29"><text:span text:style-name="T18">bagi guru kelas X SMK, dapat memberikan pengetahuan mengenai kemampuan siswa kelas X SMK dalam memecahkan masalah program linier, sehingga dapat menentukan kemampuan mana yang harus ditingkatkan dalam pembelajaran.</text:span></text:p>
        </text:list-item>
      </text:list>
      <text:h text:style-name="P17" text:outline-level="1"><text:span text:style-name="T1"><text:line-break/></text:span><text:span text:style-name="T2">KAJIAN PUSTAKA</text:span></text:h>
      <text:h text:style-name="P14" text:outline-level="2">Deskripsi Teori</text:h>
      <text:h text:style-name="P11" text:outline-level="3">Kemampuan Matematika Siswa</text:h>
      <text:h text:style-name="P11" text:outline-level="3">Pemecahan Masalah Matematika</text:h>
      <text:h text:style-name="P11" text:outline-level="3">Masalah Program Linier</text:h>
      <text:h text:style-name="P14" text:outline-level="2">Penelitian yang Relevan</text:h>
      <text:h text:style-name="P15" text:outline-level="2">Kerangka Berpiki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ejaVu Sans"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cm" style:contextual-spacing="false" fo:line-height="200%" fo:text-align="justify" style:justify-single-word="false"/>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Heading_20_2"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text-transform="uppercase" fo:color="#00000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2.03cm" fo:margin-bottom="1.02cm" style:contextual-spacing="false" fo:line-height="150%" fo:text-align="justify" style:justify-single-word="false" fo:text-indent="0cm" style:auto-text-indent="false"/>
      <style:text-properties fo:font-variant="normal" fo:text-transform="none" fo:color="#000000"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7cm" fo:margin-bottom="1.02cm" style:contextual-spacing="false" fo:line-height="150%" fo:text-align="justify" style:justify-single-word="false" fo:text-indent="0cm" style:auto-text-indent="false" style:page-number="auto"/>
      <style:text-properties fo:color="#00000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1.739cm" fo:margin-bottom="1.02cm" style:contextual-spacing="false" fo:line-height="150%" fo:text-align="justify" style:justify-single-word="false" fo:text-indent="0cm" style:auto-text-indent="false"/>
      <style:text-properties fo:color="#000000" fo:font-size="12pt" fo:font-style="normal" fo:font-weight="bold" style:font-size-asian="85%" style:font-style-asian="italic" style:font-weight-asian="normal" style:font-size-complex="85%" style:font-style-complex="italic" style:font-weight-complex="bold"/>
    </style:style>
    <style:style style:name="Judul" style:family="paragraph" style:parent-style-name="Heading_20_2" style:next-style-name="Text_20_body" style:default-outline-level="" style:list-style-name="">
      <style:paragraph-properties fo:margin-top="0cm" fo:margin-bottom="2.03cm" style:contextual-spacing="false" fo:text-align="center" style:justify-single-word="false"/>
      <style:text-properties fo:text-transform="uppercase" fo:font-size="14pt" style:font-weight-asian="normal"/>
    </style:style>
    <style:style style:name="Text_20_body_20_indent" style:display-name="Text body indent" style:family="paragraph" style:parent-style-name="Text_20_body" style:class="text">
      <style:paragraph-properties fo:margin-left="0cm" fo:margin-right="0cm" fo:line-height="200%"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line-height="150%" fo:text-align="center" style:justify-single-word="false"/>
      <style:text-properties fo:text-transform="uppercase" fo:color="#000000"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line-height="150%" fo:text-align="center" style:justify-single-word="false"/>
      <style:text-properties fo:color="#000000" fo:font-size="12pt" fo:font-style="normal" style:font-size-asian="14pt" style:font-style-asian="italic" style:font-weight-asian="normal" style:font-size-complex="14pt" style:font-style-complex="italic"/>
    </style:style>
    <style:style style:name="Page_20_Number" style:display-name="Page Number" style:family="text">
      <style:text-properties fo:text-transform="lowercase" fo:color="#000000"/>
    </style:style>
    <style:style style:name="User_20_Entry" style:display-name="User Entry" style:family="text">
      <style:text-properties style:font-name="Times New Roman2" fo:font-style="italic" style:font-name-asian="DejaVu Sans Mono" style:font-size-asian="10.5pt" style:font-name-complex="Lohit Hindi2"/>
    </style:style>
    <style:style style:name="Numbering_20_Symbols" style:display-name="Numbering Symbols" style:family="text"/>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7cm" fo:margin-left="1.1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cm" fo:margin-left="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cm" fo:margin-left="2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4cm" fo:margin-left="2.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office:automatic-styles>
  <office:master-styles>
    <style:master-page style:name="Standard" style:page-layout-name="Mpm1"/>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Header"/>
      </style:header>
      <style:footer>
        <text:p text:style-name="MP1"><text:page-number text:select-page="current">ii</text:page-number></text:p>
      </style:footer>
    </style:master-page>
    <style:master-page style:name="Halaman_20_Isi" style:display-name="Halaman Isi" style:page-layout-name="Mpm4">
      <style:header>
        <text:p text:style-name="MP2"><text:page-number text:select-page="current">6</text:page-number></text:p>
      </style:header>
      <style:footer>
        <text:p text:style-name="Footer"/>
      </style:footer>
    </style:master-page>
    <style:master-page style:name="Halaman_20_Bab" style:display-name="Halaman Bab" style:page-layout-name="Mpm4" style:next-style-name="Halaman_20_Isi">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ad Abdul Rosid</meta:initial-creator>
    <meta:creation-date>2013-04-08T13:22:12</meta:creation-date>
    <dc:date>2013-04-09T01:36:58</dc:date>
    <dc:creator>Muhamad Abdul Rosid</dc:creator>
    <meta:editing-duration>PT1H4M47S</meta:editing-duration>
    <meta:editing-cycles>36</meta:editing-cycles>
    <meta:generator>LibreOffice/4.0.1.2$Linux_x86 LibreOffice_project/84102822e3d61eb989ddd325abf1ac077904985</meta:generator>
    <meta:document-statistic meta:table-count="0" meta:image-count="0" meta:object-count="0" meta:page-count="11" meta:paragraph-count="51" meta:word-count="1072" meta:character-count="8207" meta:non-whitespace-character-count="7202"/>
  </office:meta>
</office:document-meta>
</file>